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6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Nombre étoiles</text:p>
          </table:table-cell>
          <table:table-cell office:value-type="string" calcext:value-type="string">
            <text:p>Etoiles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☆☆☆☆☆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★☆☆☆☆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★★☆☆☆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★★★☆☆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★★★★☆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★★★★★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★★★★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8:02:37.198030960</meta:creation-date>
    <dc:date>2025-01-19T08:06:02.219602474</dc:date>
    <meta:editing-duration>PT3M29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